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Utils.getClassLoader( ClassLoader specifiedLoader , Class calling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LoaderUtils.getClassLoader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LoaderUtils.loadClass( String className , Class calling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LoaderUtils.loadClass( String className , ClassLoader specifiedLoader , boolean useContextLoader , Class calling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lassLoaderUtils.getClassLoader( ClassLoader specifiedLoader , boolean useContextClassLoader , Class calling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